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Standard">
      <style:text-properties style:font-name="Arial" fo:font-size="11pt" officeooo:rsid="00201cbf" officeooo:paragraph-rsid="00201cbf" style:font-size-asian="11pt" style:font-size-complex="11pt"/>
    </style:style>
    <style:style style:name="P3" style:family="paragraph" style:parent-style-name="Standard">
      <style:text-properties style:font-name="Arial" fo:font-size="11pt" officeooo:rsid="0021ffd2" officeooo:paragraph-rsid="0021ffd2" style:font-size-asian="11pt" style:font-size-complex="11pt"/>
    </style:style>
    <style:style style:name="P4" style:family="paragraph" style:parent-style-name="Standard">
      <style:text-properties style:font-name="Arial" fo:font-size="11pt" officeooo:rsid="00232592" officeooo:paragraph-rsid="00232592" style:font-size-asian="11pt" style:font-size-complex="11pt"/>
    </style:style>
    <style:style style:name="P5" style:family="paragraph" style:parent-style-name="Standard">
      <style:text-properties style:font-name="Arial" fo:font-size="11pt" fo:font-style="italic" officeooo:rsid="001ed43b" officeooo:paragraph-rsid="001ed43b" style:font-size-asian="11pt" style:font-style-asian="italic" style:font-size-complex="11pt" style:font-style-complex="italic"/>
    </style:style>
    <style:style style:name="P6" style:family="paragraph" style:parent-style-name="Standard">
      <style:text-properties style:font-name="Arial" fo:font-size="11pt" fo:font-style="italic" officeooo:rsid="00201cbf" officeooo:paragraph-rsid="00201cbf" style:font-size-asian="11pt" style:font-style-asian="italic" style:font-size-complex="11pt" style:font-style-complex="italic"/>
    </style:style>
    <style:style style:name="P7" style:family="paragraph" style:parent-style-name="Standard">
      <style:text-properties officeooo:paragraph-rsid="001d9a28"/>
    </style:style>
    <style:style style:name="P8" style:family="paragraph" style:parent-style-name="Standard">
      <style:text-properties officeooo:paragraph-rsid="00201cbf"/>
    </style:style>
    <style:style style:name="P9" style:family="paragraph" style:parent-style-name="Text_20_body">
      <style:text-properties style:font-name="Arial" fo:font-size="11pt" fo:font-weight="bold" officeooo:rsid="003290f5" officeooo:paragraph-rsid="003290f5" style:font-size-asian="11pt" style:font-weight-asian="bold" style:font-size-complex="11pt" style:font-weight-complex="bold"/>
    </style:style>
    <style:style style:name="P10" style:family="paragraph" style:parent-style-name="Standard">
      <style:text-properties style:font-name="Arial" fo:font-size="11pt" officeooo:rsid="002f03c4" officeooo:paragraph-rsid="002f03c4" style:font-size-asian="11pt" style:font-size-complex="11pt"/>
    </style:style>
    <style:style style:name="P11" style:family="paragraph" style:parent-style-name="Standard">
      <style:text-properties style:font-name="Arial" fo:font-size="11pt" officeooo:rsid="00257a9f" officeooo:paragraph-rsid="00257a9f" style:font-size-asian="11pt" style:font-size-complex="11pt"/>
    </style:style>
    <style:style style:name="P12" style:family="paragraph" style:parent-style-name="Standard">
      <style:text-properties style:font-name="Arial" fo:font-size="11pt" fo:font-weight="bold" officeooo:rsid="0027a1ab" officeooo:paragraph-rsid="0027a1ab" style:font-size-asian="11pt" style:font-weight-asian="bold" style:font-size-complex="11pt" style:font-weight-complex="bold"/>
    </style:style>
    <style:style style:name="P13" style:family="paragraph" style:parent-style-name="Standard">
      <style:text-properties style:font-name="Arial" fo:font-size="11pt" fo:font-weight="bold" officeooo:rsid="003290f5" officeooo:paragraph-rsid="003290f5" style:font-size-asian="11pt" style:font-weight-asian="bold" style:font-size-complex="11pt" style:font-weight-complex="bold"/>
    </style:style>
    <style:style style:name="P14" style:family="paragraph" style:parent-style-name="Standard">
      <style:text-properties officeooo:paragraph-rsid="001d9a28"/>
    </style:style>
    <style:style style:name="P15" style:family="paragraph" style:parent-style-name="Standard">
      <style:text-properties officeooo:paragraph-rsid="001ed43b"/>
    </style:style>
    <style:style style:name="P16" style:family="paragraph" style:parent-style-name="Standard" style:list-style-name="L1">
      <style:text-properties officeooo:paragraph-rsid="00232592"/>
    </style:style>
    <style:style style:name="P17" style:family="paragraph" style:parent-style-name="Standard">
      <style:text-properties officeooo:paragraph-rsid="003742cd"/>
    </style:style>
    <style:style style:name="P18" style:family="paragraph" style:parent-style-name="Standard" style:list-style-name="L3">
      <style:text-properties officeooo:paragraph-rsid="003742cd"/>
    </style:style>
    <style:style style:name="P19" style:family="paragraph" style:parent-style-name="Standard" style:list-style-name="L3">
      <style:text-properties officeooo:paragraph-rsid="00232592"/>
    </style:style>
    <style:style style:name="P20" style:family="paragraph" style:parent-style-name="Standard" style:list-style-name="L4">
      <style:text-properties officeooo:paragraph-rsid="0021ffd2"/>
    </style:style>
    <style:style style:name="P21" style:family="paragraph" style:parent-style-name="Standard">
      <style:text-properties officeooo:paragraph-rsid="00299a77"/>
    </style:style>
    <style:style style:name="P22" style:family="paragraph" style:parent-style-name="Standard">
      <style:text-properties officeooo:paragraph-rsid="0027a1ab"/>
    </style:style>
    <style:style style:name="T1" style:family="text">
      <style:text-properties style:font-name="Arial" fo:font-size="11pt" officeooo:rsid="00201cbf" style:font-size-asian="11pt" style:font-size-complex="11pt"/>
    </style:style>
    <style:style style:name="T2" style:family="text">
      <style:text-properties style:font-name="Arial" fo:font-size="11pt" officeooo:rsid="00257a9f" style:font-size-asian="11pt" style:font-size-complex="11pt"/>
    </style:style>
    <style:style style:name="T3" style:family="text">
      <style:text-properties style:font-name="Arial" fo:font-size="11pt" officeooo:rsid="001d9a28" style:font-size-asian="11pt" style:font-size-complex="11pt"/>
    </style:style>
    <style:style style:name="T4" style:family="text">
      <style:text-properties style:font-name="Arial" fo:font-size="11pt" officeooo:rsid="00268004" style:font-size-asian="11pt" style:font-size-complex="11pt"/>
    </style:style>
    <style:style style:name="T5" style:family="text">
      <style:text-properties style:font-name="Arial" fo:font-size="11pt" officeooo:rsid="0027a1ab" style:font-size-asian="11pt" style:font-size-complex="11pt"/>
    </style:style>
    <style:style style:name="T6" style:family="text">
      <style:text-properties style:font-name="Arial" fo:font-size="11pt" officeooo:rsid="001ed43b" style:font-size-asian="11pt" style:font-size-complex="11pt"/>
    </style:style>
    <style:style style:name="T7" style:family="text">
      <style:text-properties style:font-name="Arial" fo:font-size="11pt" officeooo:rsid="00299a77" style:font-size-asian="11pt" style:font-size-complex="11pt"/>
    </style:style>
    <style:style style:name="T8" style:family="text">
      <style:text-properties style:font-name="Arial" fo:font-size="11pt" officeooo:rsid="002f03c4" style:font-size-asian="11pt" style:font-size-complex="11pt"/>
    </style:style>
    <style:style style:name="T9" style:family="text">
      <style:text-properties style:font-name="Arial" fo:font-size="11pt" officeooo:rsid="003487b8" style:font-size-asian="11pt" style:font-size-complex="11pt"/>
    </style:style>
    <style:style style:name="T10" style:family="text">
      <style:text-properties style:font-name="Arial" fo:font-size="11pt" officeooo:rsid="00232592" style:font-size-asian="11pt" style:font-size-complex="11pt"/>
    </style:style>
    <style:style style:name="T11" style:family="text">
      <style:text-properties style:font-name="Arial" fo:font-size="11pt" officeooo:rsid="003742cd" style:font-size-asian="11pt" style:font-size-complex="11pt"/>
    </style:style>
    <style:style style:name="T12" style:family="text">
      <style:text-properties style:font-name="Arial" fo:font-size="11pt" officeooo:rsid="0021ffd2" style:font-size-asian="11pt" style:font-size-complex="11pt"/>
    </style:style>
    <style:style style:name="T13" style:family="text">
      <style:text-properties style:font-name="Arial" fo:font-size="11pt" officeooo:rsid="0030cc23" style:font-size-asian="11pt" style:font-size-complex="11pt"/>
    </style:style>
    <style:style style:name="T14" style:family="text">
      <style:text-properties style:font-name="Arial" fo:font-size="11pt" officeooo:rsid="00361b58" style:font-size-asian="11pt" style:font-size-complex="11pt"/>
    </style:style>
    <style:style style:name="T15" style:family="text">
      <style:text-properties style:font-name="Arial" fo:font-size="11pt" officeooo:rsid="0037bc0b" style:font-size-asian="11pt" style:font-size-complex="11pt"/>
    </style:style>
    <style:style style:name="T16" style:family="text">
      <style:text-properties style:font-name="Arial" fo:font-size="11pt" officeooo:rsid="003817cd" style:font-size-asian="11pt" style:font-size-complex="11pt"/>
    </style:style>
    <style:style style:name="T17" style:family="text">
      <style:text-properties style:font-name="Arial" fo:font-size="11pt" officeooo:rsid="003bba18" style:font-size-asian="11pt" style:font-size-complex="11pt"/>
    </style:style>
    <style:style style:name="T18" style:family="text">
      <style:text-properties style:font-name="Arial" fo:font-size="11pt" officeooo:rsid="003cc8a6" style:font-size-asian="11pt" style:font-size-complex="11pt"/>
    </style:style>
    <style:style style:name="T19" style:family="text">
      <style:text-properties style:font-name="Arial" fo:font-size="11pt" officeooo:rsid="003d1e27" style:font-size-asian="11pt" style:font-size-complex="11pt"/>
    </style:style>
    <style:style style:name="T20" style:family="text">
      <style:text-properties style:font-name="Arial" fo:font-size="11pt" officeooo:rsid="002b2ec6" style:font-size-asian="11pt" style:font-size-complex="11pt"/>
    </style:style>
    <style:style style:name="T21" style:family="text">
      <style:text-properties officeooo:rsid="003290f5"/>
    </style:style>
    <style:style style:name="T22" style:family="text">
      <style:text-properties fo:font-style="italic" style:font-style-asian="italic" style:font-style-complex="italic"/>
    </style:style>
    <style:style style:name="T23" style:family="text">
      <style:text-properties fo:font-style="italic" officeooo:rsid="003487b8" style:font-style-asian="italic" style:font-style-complex="italic"/>
    </style:style>
    <style:style style:name="T24" style:family="text">
      <style:text-properties officeooo:rsid="003742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Include the annotations of each paper/chapter/tutorial/video. While forming your annotation, please make sure to follow the 4 points provided below (in your annotation, you will not use the numbers or bullets). Each annotation should not exceed more than half a page.  The following points provide guidance for writing an annotation:</text:p>
      <text:p text:style-name="P1">1. <text:s/>The purpose of study should be provided. This is usually done in one to three short sentences. In each article, you should be able to find a sentence or two in the Introduction that starts like this, "The purpose of this study is..." or "The objective of this study is..." or "The aim of this study is...". Otherwise, you need to summarize the purpose based on your understanding.<text:line-break/>2. <text:s/>The methodology and data used for the study should be briefly explained.<text:line-break/>3. <text:s/>The major findings of the study should be briefly summarized.<text:line-break/>4. <text:s/>The major implications for industry (practical implications) and academia (theoretical implications) should be provided.</text:p>
      <text:p text:style-name="P1"><text:line-break/>Part B, Discussions about your thoughts, such as what you found interesting about it, related articles/papers you have read, whether or not you agree or disagree with what the reading is trying to say, will these readings inspire you to revisit/rethink the Do's And Don'ts in your previous projects, are the readings related to or possible to be used to improve your previous or current research projects, etc.</text:p>
      <text:p text:style-name="P9">Part A:</text:p>
      <text:p text:style-name="P7"><text:span text:style-name="T2"><text:tab/>T</text:span><text:span text:style-name="T3">his paper claims that ML scholarship is not operating transparently due to four </text:span><text:span text:style-name="T8">distinct</text:span><text:span text:style-name="T3"> trends </text:span><text:span text:style-name="T8">and as a result</text:span><text:span text:style-name="T3"> ML research is not achieving its goals with as much progress as it could. The paper sets out to offer speculative suggestions on how to </text:span><text:span text:style-name="T6">combat these trends. It also speculates that as ML becomes more relevant to the lives of everyday people, making papers more accessible would be a good thing.</text:span></text:p>
      <text:p text:style-name="P7"><text:span text:style-name="T6"/></text:p>
      <text:p text:style-name="P10">The <text:span text:style-name="T21">paper details these </text:span>four trends:</text:p>
      <text:p text:style-name="P5">1. Explanation vs Speculation:</text:p>
      <text:p text:style-name="P15"><text:span text:style-name="T6"><text:tab/>Speculation is important for forming intuition about an observation, but mere speculation cannot be an explanation. </text:span><text:span text:style-name="T9">It c</text:span><text:span text:style-name="T1">an occur because </text:span><text:span text:style-name="T9">an author may be</text:span><text:span text:style-name="T1"> reluctant to “label a core part of their argument as speculative”. </text:span></text:p>
      <text:p text:style-name="P6">2. Failure to identify the sources of empirical gains:</text:p>
      <text:p text:style-name="P8"><text:span text:style-name="T4"><text:tab/>I</text:span><text:span text:style-name="T1">f a paper does not do a good enough job explaining where their success comes from, then it obfuscates the source of their success. It may lead to readers feeling that everything discussed in the paper is necessary to achieve the same success as the authors. It can also lead to the authors showing off that they “did more work” than they actually did.</text:span></text:p>
      <text:p text:style-name="P2">3. <text:span text:style-name="T22">“Mathiness”:</text:span></text:p>
      <text:p text:style-name="P2"><text:tab/>Some paper reviewers mistake more math equations for a higher degree of technical prowess in a paper. Math is a tool for precise communication, however language is an equally valid tool. Math and natural language both have strengths and should serve to compliment each other. Sometimes, papers use math in an attempt not to clarify but to lend authoritativeness to results, even when the math doesn’t support the claims of the paper. </text:p>
      <text:p text:style-name="P3">4. <text:span text:style-name="T22">Misuse of Language </text:span><text:span text:style-name="T23">(3 sub trends):</text:span></text:p>
      <text:list xml:id="list1648482892" text:style-name="L4">
        <text:list-item>
          <text:p text:style-name="P20"><text:span text:style-name="T12">Suggestive </text:span><text:span text:style-name="T15">D</text:span><text:span text:style-name="T12">efinitions: When papers create terms, they may use </text:span><text:span text:style-name="T13">anthropomorphizing</text:span><text:span text:style-name="T12"> language to describe tasks, or suggest that models are similar to human cognition. There can be issues when such terms are used in technical descriptions, </text:span><text:span text:style-name="T14">lending connotations where there are none.</text:span></text:p>
        </text:list-item>
        <text:list-item>
          <text:p text:style-name="P20"><text:soft-page-break/><text:span text:style-name="T12">Overloading Technical </text:span><text:span text:style-name="T15">T</text:span><text:span text:style-name="T12">erminology: When papers use terms that have a clear technical definition in “imprecise or contradictory” ways. Basically, assigning multiple meanings to terms that are fundamentally at odds with each other.</text:span></text:p>
        </text:list-item>
        <text:list-item>
          <text:p text:style-name="P20"><text:span text:style-name="T12">Suitcase </text:span><text:span text:style-name="T15">W</text:span><text:span text:style-name="T12">ords: Words that hold too much meaning, so that there is no agreed upon meaning and is often ambiguous as to what is being said.</text:span></text:p>
        </text:list-item>
      </text:list>
      <text:p text:style-name="P11"/>
      <text:p text:style-name="P4">Speculative causes <text:span text:style-name="T24">of the trends</text:span>:</text:p>
      <text:list xml:id="list2296079366" text:style-name="L1">
        <text:list-item>
          <text:p text:style-name="P16"><text:span text:style-name="T10">If the paper gives strong results but the arguments are weak, authors feel they might as well submit and reviewers feel they might as well accept.</text:span></text:p>
        </text:list-item>
        <text:list-item>
          <text:p text:style-name="P16"><text:span text:style-name="T10">The community has grown, leading to novice authors and reviewers. Authors may use language incorrectly, and reviewers may enable the trends accidentally.</text:span></text:p>
        </text:list-item>
        <text:list-item>
          <text:p text:style-name="P16"><text:span text:style-name="T10">The attention of the press and investors may lead researchers to craft a paper with terminology attractive to each, even if the language used is not as clear or objective as could be.</text:span></text:p>
        </text:list-item>
      </text:list>
      <text:p text:style-name="P4"/>
      <text:p text:style-name="P17"><text:span text:style-name="T10">Suggested remedies </text:span><text:span text:style-name="T2">for authors and paper reviewers:</text:span></text:p>
      <text:list xml:id="list506656635" text:style-name="L3">
        <text:list-item>
          <text:p text:style-name="P18"><text:span text:style-name="T10">Authors: Ask what worked and why rather than how well your results turned out. Ask if an explanation is good for actual use.</text:span></text:p>
        </text:list-item>
        <text:list-item>
          <text:p text:style-name="P19"><text:span text:style-name="T10">Reviewers: Embrace “critical discourse” in papers or conferences, and ask how well you actually rate a paper in </text:span><text:span text:style-name="T11">comparison</text:span><text:span text:style-name="T10"> to </text:span><text:span text:style-name="T11">worse or better</text:span><text:span text:style-name="T10"> papers.<text:line-break/></text:span></text:p>
        </text:list-item>
      </text:list>
      <text:p text:style-name="P22"><text:span text:style-name="T5">The content of this paper is intensely relevant to academia, </text:span><text:span text:style-name="T17">as it </text:span><text:span text:style-name="T5">suggests that there ought to be a higher level of standards for ML </text:span><text:span text:style-name="T17">research papers</text:span><text:span text:style-name="T5">. If the critiques laid out in the paper turn out to be valid, and the suggestions implemented, then it’s possible that ML academia will improve in clarity and accessibility. The implications for industry are that </text:span><text:span text:style-name="T7">industry (and the world in general) will hopefully have a better understanding of ML if the language in papers is cleaned up, thus enabling them to make better investments. </text:span><text:span text:style-name="T16">And investments would be good for ML research.</text:span></text:p>
      <text:p text:style-name="P12"/>
      <text:p text:style-name="P13">Part B:</text:p>
      <text:p text:style-name="P21"><text:span text:style-name="T7"><text:tab/>I think that any effort to make ML research </text:span><text:span text:style-name="T18">clearer and more understandable</text:span><text:span text:style-name="T7">, especially so that the general public has a better idea of what it’s actually about, is a good thing. </text:span><text:span text:style-name="T19">There are the practical applications for academia of course, but this paper had me thinking about ML’s impact on the public.</text:span><text:span text:style-name="T7"> This</text:span><text:span text:style-name="T18"> technology </text:span><text:span text:style-name="T7">is starting to do everything from curating online experiences to aiding medical diagnoses, </text:span><text:span text:style-name="T18">so it’s vital that people understand it </text:span><text:span text:style-name="T19">on some level</text:span><text:span text:style-name="T18">. </text:span><text:span text:style-name="T7">T</text:span><text:span text:style-name="T20">he idea of ‘suggestive definitions’ was especially interesting to m</text:span><text:span text:style-name="T19">e for this reason,</text:span><text:span text:style-name="T20"> given how little the general public knows of ML. The media is always looking for more stories </text:span><text:span text:style-name="T19">from</text:span><text:span text:style-name="T20"> academia, and </text:span><text:span text:style-name="T19">all it takes is careless vocabulary</text:span><text:span text:style-name="T20"> for </text:span><text:span text:style-name="T19">reporters</text:span><text:span text:style-name="T20"> to </text:span><text:span text:style-name="T19">make references to</text:span><text:span text:style-name="T20"> ‘Skynet’ or ‘</text:span><text:span text:style-name="T19">T</text:span><text:span text:style-name="T20">he Matrix’ when the reality is far more mundane. The less people are able to understand about this technology (or, at least, the less the media is able to make understandable) the more assumptions they will make. </text:span><text:span text:style-name="T19">If sanctions were to be placed on this technology, we wouldn’t want them done under the impression that we’re looking to re-enact ‘The Terminat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6:56:23.066625574</meta:creation-date>
    <dc:date>2021-01-24T17:53:40.948865396</dc:date>
    <meta:editing-duration>PT55M15S</meta:editing-duration>
    <meta:editing-cycles>10</meta:editing-cycles>
    <meta:generator>LibreOffice/6.4.6.2$Linux_X86_64 LibreOffice_project/40$Build-2</meta:generator>
    <meta:document-statistic meta:table-count="0" meta:image-count="0" meta:object-count="0" meta:page-count="2" meta:paragraph-count="26" meta:word-count="1033" meta:character-count="6192" meta:non-whitespace-character-count="5179"/>
  </office:meta>
</office:document-meta>
</file>